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3C0759786B9A7902A0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4.831cm, 4.524cm)" draw:image-opacity="100%" style:mirror="none"/>
    </style:style>
    <style:style style:name="gr2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639cm" fo:min-width="1.532cm"/>
      <style:paragraph-properties style:writing-mode="lr-tb"/>
    </style:style>
    <style:style style:name="gr3" style:family="graphic" style:parent-style-name="objectwithoutfill">
      <style:graphic-properties svg:stroke-width="0.159cm" svg:stroke-color="#ffffff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147cm" fo:min-width="3.691cm"/>
      <style:paragraph-properties style:writing-mode="lr-tb"/>
    </style:style>
    <style:style style:name="gr5" style:family="graphic" style:parent-style-name="objectwithoutfill">
      <style:graphic-properties svg:stroke-width="0.159cm" svg:stroke-color="#ffffff" draw:marker-start-width="0.438cm" draw:marker-end="Arrow" draw:marker-end-width="0.538cm" svg:stroke-opacity="100%" draw:fill="solid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147cm" fo:min-width="3.3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095cm" svg:height="12.216cm" svg:x="2.905cm" svg:y="0.975cm">
          <draw:image xlink:href="Pictures/1000000000000500000003C0759786B9A7902A07.jpg" xlink:type="simple" xlink:show="embed" xlink:actuate="onLoad" loext:mime-type="image/jpeg">
            <text:p/>
          </draw:image>
        </draw:frame>
        <draw:custom-shape draw:style-name="gr2" draw:text-style-name="P3" draw:layer="layout" svg:width="2.032cm" svg:height="0.889cm" svg:x="17.637cm" svg:y="9.509cm">
          <text:p text:style-name="P2"><text:span text:style-name="T1">Button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953cm" svg:y1="3.032cm" svg:x2="5.953cm" svg:y2="6.08cm">
          <text:p/>
        </draw:line>
        <draw:custom-shape draw:style-name="gr4" draw:text-style-name="P3" draw:layer="layout" svg:width="4.191cm" svg:height="1.397cm" svg:x="12.176cm" svg:y="1.762cm">
          <text:p text:style-name="P2"><text:span text:style-name="T1">ESP32</text:span></text:p>
          <text:p text:style-name="P2"><text:span text:style-name="T1">Microcontroller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3.192cm" svg:y1="3.032cm" svg:x2="10.906cm" svg:y2="6.842cm">
          <text:p/>
        </draw:line>
        <draw:custom-shape draw:style-name="gr6" draw:text-style-name="P3" draw:layer="layout" svg:width="3.81cm" svg:height="1.397cm" svg:x="4.048cm" svg:y="1.762cm">
          <text:p text:style-name="P2"><text:span text:style-name="T1">ESP32</text:span></text:p>
          <text:p text:style-name="P2"><text:span text:style-name="T1">DevKitC V4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7.764cm" svg:y1="9.636cm" svg:x2="15.478cm" svg:y2="7.85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5T13:05:15.668838547</meta:creation-date>
    <dc:date>2020-10-25T13:31:11.705646576</dc:date>
    <meta:editing-duration>PT15M44S</meta:editing-duration>
    <meta:editing-cycles>4</meta:editing-cycles>
    <meta:generator>LibreOffice/6.4.6.2$Linux_X86_64 LibreOffice_project/40$Build-2</meta:generator>
    <meta:document-statistic meta:object-count="7"/>
  </office:meta>
</office:document-meta>
</file>